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FC000001CFFEF00BBE.png"/>
  <manifest:file-entry manifest:media-type="image/png" manifest:full-path="Pictures/1000000000000550000002D8F35BEB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up-O Java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Aaron Young</text:p>
            <text:p/>
            <text:p>Trae Rawls</text:p>
            <text:p/>
            <text:p>Bryce Fensk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eb Portal – Admin Tools</text:p>
          </draw:text-box>
        </draw:frame>
        <draw:frame draw:style-name="gr2" draw:text-style-name="P2" draw:layer="layout" svg:width="27.999cm" svg:height="16.085cm" svg:x="0.111cm" svg:y="4.343cm">
          <draw:image xlink:href="Pictures/1000000000000550000002D8F35BEB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26.563cm" svg:height="18.796cm" svg:x="0.615cm" svg:y="0.508cm">
          <draw:image xlink:href="Pictures/10000201000002FC000001CFFEF00B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550000002D8F35BEB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Young</meta:initial-creator>
    <meta:creation-date>2015-12-09T07:36:25.84</meta:creation-date>
    <meta:editing-duration>PT4M23S</meta:editing-duration>
    <meta:editing-cycles>2</meta:editing-cycles>
    <dc:date>2015-12-09T07:40:43.95</dc:date>
    <dc:creator>Aaron Young</dc:creator>
    <meta:document-statistic meta:object-count="32"/>
    <meta:generator>OpenOffice/4.1.1$Win32 OpenOffice.org_project/411m6$Build-9775</meta:generator>
  </office:meta>
</office:document-meta>
</file>